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REMOVEBAN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RemoveBan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constructor</text:p>
          </table:table-cell>
          <table:table-cell table:style-name="Table3.B2" office:value-type="string">
            <text:p text:style-name="P11">pattern</text:p>
          </table:table-cell>
          <table:table-cell table:style-name="Table3.C2" office:value-type="string">
            <text:p text:style-name="P11">127.0.0.1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removeban&gt;</text:p>
      <text:p text:style-name="P12"><text:tab/>&lt;pattern value="127.0.0.1" /&gt;</text:p>
      <text:p text:style-name="P13">&lt;/removeban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48:31</dc:date>
    <dc:language>es-CO</dc:language>
    <meta:editing-cycles>67</meta:editing-cycles>
    <meta:editing-duration>PT39M8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0" meta:word-count="61" meta:character-count="448"/>
  </office:meta>
</office:document-meta>
</file>